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>
      <style:text-properties fo:color="#993366"/>
    </style:style>
    <style:style style:name="P6" style:family="paragraph" style:parent-style-name="Standard">
      <style:text-properties fo:color="#993366" fo:font-style="italic" style:font-style-asian="italic" style:font-style-complex="italic"/>
    </style:style>
    <style:style style:name="P7" style:family="paragraph" style:parent-style-name="Standard">
      <style:text-properties fo:color="#000000"/>
    </style:style>
    <style:style style:name="P8" style:family="paragraph" style:parent-style-name="Standard">
      <style:text-properties fo:color="#000000" fo:font-style="italic" style:font-style-asian="italic" style:font-style-complex="italic"/>
    </style:style>
    <style:style style:name="P9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4700b8"/>
    </style:style>
    <style:style style:name="T3" style:family="text">
      <style:text-properties fo:color="#4700b8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tilidades de la interfaz del caso de uso "Administración Pedidos":</text:p>
      <text:p text:style-name="Standard"/>
      <text:p text:style-name="Standard"><text:s text:c="2"/>· La tabla "Pedidos Realizados" muestra los pedidos existentes en la BD que se hallan en los estados Confirmado, Preparado, Enviado, Entregado y Cancelado.</text:p>
      <text:p text:style-name="Standard"><text:s text:c="2"/>· Los checkbox nos permiten mostrar en la tabla solamente los pedidos que se encuentren en un determinado estado.</text:p>
      <text:p text:style-name="Standard"><text:s text:c="2"/>· Cualquiera de los pedidos que aparecen en la tabla es seleccionable pinchando sobre él.</text:p>
      <text:p text:style-name="Standard"><text:s text:c="2"/>· El estado de un pedido es modificable desde la ventana “DetallePedido”.</text:p>
      <text:p text:style-name="Standard"><text:s text:c="2"/>· El botón "Ver Detalle" nos muestra en una nueva ventana los detalles del pedido seleccionado en la tabla.</text:p>
      <text:p text:style-name="Standard"><text:s text:c="2"/>· El botón "Guardar Cambios" guarda en la BD los cambios introducidos en la tabla y cierra la ventana.</text:p>
      <text:p text:style-name="Standard"><text:s text:c="2"/>· El botón "Cancelar" cierra la ventana de "Administración Pedidos" sin guardar los cambios.</text:p>
      <text:p text:style-name="Standard"/>
      <text:p text:style-name="P1">Pruebas de aceptación sobre la interfaz del caso de uso "Administración Pedidos":</text:p>
      <text:p text:style-name="P7"/>
      <text:p text:style-name="P8">Pedidos Realizados:</text:p>
      <text:p text:style-name="P7">1· Muestra solamente los pedidos que se hallan en los estados seleccionados en los checkboxes.</text:p>
      <text:p text:style-name="P7"/>
      <text:p text:style-name="P7"><text:span text:style-name="T1">Checkboxes</text:span>:</text:p>
      <text:p text:style-name="P7">2· Por defecto estará seleccionada la opción "transportista sin asignar" y “Confirmado”.</text:p>
      <text:p text:style-name="P7">3· La selección de "Todos" implica que se deben marcar todos los demás checkboxes, puesto que es la unión de los mismos.</text:p>
      <text:p text:style-name="P7">4· La des selección de cualquier checkbox estando "Todos" implica que se debe desmarcar el checkbox “Todos”.</text:p>
      <text:p text:style-name="P5"><text:span text:style-name="T4">5· Si no hay pedidos en el estado seleccionado en el checkbox, se muestra un mensaje de aviso</text:span> <text:span text:style-name="T2">“</text:span><text:span text:style-name="T3">Debe seleccionar un pedido primero.</text:span><text:span text:style-name="T2">” </text:span><text:span text:style-name="T4">La tabla no mostrará ningún pedido.</text:span></text:p>
      <text:p text:style-name="P7"/>
      <text:p text:style-name="P8">Ver detalle:</text:p>
      <text:p text:style-name="P7">6· Muestra correctamente los detalles del pedido seleccionado en la tabla: Tipo de Naranja, Cantidad, Precio, Transportista y Cliente, Fechas/Autores de cambios de estado...</text:p>
      <text:p text:style-name="P7">7· Solo ses editable el campo Estado.</text:p>
      <text:p text:style-name="P5"><text:span text:style-name="T4">8· Si no hay ningún pedido seleccionado en la tabla se muestra un mensaje de error </text:span><text:span text:style-name="T2">“</text:span><text:span text:style-name="T3">Debe seleccionar un pedido primero.</text:span><text:span text:style-name="T2">”</text:span></text:p>
      <text:p text:style-name="P6"/>
      <text:p text:style-name="P2">Cambio estado:</text:p>
      <text:p text:style-name="Standard">9· El cambio solo podrá realizarse si corresponde a una transición de estados válida para el encargado: Validado → Preparado, Preparado → Enviado.</text:p>
      <text:p text:style-name="Standard">10- Se guarde la fecha y el responsable del cambio de estado.</text:p>
      <text:p text:style-name="Standard"/>
      <text:p text:style-name="Standard"/>
      <text:p text:style-name="P2">Cancelar:</text:p>
      <text:p text:style-name="P4">12- Los cambios realizados desde la última vez que se pulsó la opción “Guardar cambios” o desde la última vez que se entró a la ventana serán descartad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style:letter-kerning="true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09T20:29:32</meta:creation-date>
    <dc:date>2009-05-29T18:27:51</dc:date>
    <meta:editing-cycles>11</meta:editing-cycles>
    <meta:editing-duration>PT01H19M23S</meta:editing-duration>
    <meta:generator>OpenOffice.org/3.1$Unix OpenOffice.org_project/310m11$Build-9399</meta:generator>
    <meta:document-statistic meta:table-count="0" meta:image-count="0" meta:object-count="0" meta:page-count="1" meta:paragraph-count="25" meta:word-count="368" meta:character-count="2226"/>
    <dc:creator>Jose Antonio Hernández Martínez</dc:creator>
  </office:meta>
</office:document-meta>
</file>